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T1" style:family="text">
      <style:text-properties fo:language="en" fo:country="US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T1">12.</text:span>Άρθρα και Αφιερώματα</text:h>
      <text:p text:style-name="Text_20_body"><text:span text:style-name="Strong_20_Emphasis">Βασική Ροή:</text:span></text:p>
      <text:list xml:id="list7545822313575628054" text:style-name="L1">
        <text:list-item>
          <text:p text:style-name="P1">Ο χρήστης πατάει το κουμπί "Άρθρα και Αφιερώματα" στην κεντρική οθόνη.</text:p>
        </text:list-item>
        <text:list-item>
          <text:p text:style-name="P1">Το σύστημα εμφανίζει την οθόνη "Άρθρα και Αφιερώματα", όπου περιλαμβάνονται διάφορα άρθρα ή αφιερώματα σε καλλιτέχνες, μουσικές σκηνές, είδη μουσικής κ.λπ., φιλτρα καθως και μπαρα αναζητησης</text:p>
        </text:list-item>
        <text:list-item>
          <text:p text:style-name="P1">Ο χρήστης επιλέγει το άρθρο ή αφιέρωμα που τον ενδιαφέρει.</text:p>
        </text:list-item>
        <text:list-item>
          <text:p text:style-name="P1">Το σύστημα εμφανίζει το πλήρες κείμενο του άρθρου ή του αφιερώματος.</text:p>
        </text:list-item>
        <text:list-item>
          <text:p text:style-name="P1">Ο χρήστης έχει τη δυνατότητα να κάνει like, να το αποθηκεύσει ή να το μοιραστεί μέσω της επιλογής "Μοιραστείτε".</text:p>
        </text:list-item>
      </text:list>
      <text:p text:style-name="Text_20_body"><text:span text:style-name="Strong_20_Emphasis">Εναλλακτική Ροή 1:</text:span><text:line-break/>3.α.1. Ο χρήστης δεν βρίσκει κάποιο άρθρο ή αφιέρωμα που τον ενδιαφέρει.<text:line-break/>3.α.2. Ο χρηστης χρησιμοποιει φίλτρα (π.χ. βάση είδους μουσικής, καλλιτέχνη, ημερομηνίας δημοσίευσης) ή τη μπάρα αναζήτησης για να βρει πιο σχετικά άρθρα/αφιερώματα.</text:p>
      <text:p text:style-name="Text_20_body">3.α.3 Το συστημα εμφανηζει τα αποτελεσματα της αναζητησης</text:p>
      <text:p text:style-name="Text_20_body"><text:span text:style-name="Strong_20_Emphasis">Εναλλακτική Ροή 2.1(Της εναλλακτικης ροης 1):</text:span></text:p>
      <text:p text:style-name="Text_20_body"><text:span text:style-name="Strong_20_Emphasis">(3.α.3).α.1 </text:span><text:span text:style-name="Strong_20_Emphasis"><text:span text:style-name="T2">Το συστημα δεν βρισκει αποτελεσματα</text:span></text:span></text:p>
      <text:p text:style-name="Text_20_body"><text:span text:style-name="Strong_20_Emphasis"><text:span text:style-name="T2">(3.α..3).α.2 Το συστημα βγαζει μηνυμα “Δεν βρεθηκαν αποτελεσματα”</text:span></text:span></text:p>
      <text:p text:style-name="Text_20_body"><text:span text:style-name="Strong_20_Emphasis"/></text:p>
      <text:p text:style-name="Horizontal_20_Line"/>
      <text:h text:style-name="Heading_20_3" text:outline-level="3"><text:span text:style-name="T1">13.</text:span>Πληροφορίες για Events Καλλιτεχνών</text:h>
      <text:p text:style-name="Text_20_body"><text:span text:style-name="Strong_20_Emphasis">Βασική Ροή:</text:span></text:p>
      <text:list xml:id="list7816999181369902351" text:style-name="L2">
        <text:list-item>
          <text:p text:style-name="P2">Ο χρήστης πατάει το κουμπί "Events Καλλιτεχνών" στην κεντρική οθόνη.</text:p>
        </text:list-item>
        <text:list-item>
          <text:p text:style-name="P2">Το σύστημα εμφανίζει μια λίστα με επερχόμενα events (συναυλίες, παρουσιάσεις, φεστιβάλ), οργανωμένα ανά καλλιτέχνη, ημερομηνία, ή τοποθεσία.</text:p>
        </text:list-item>
        <text:list-item>
          <text:p text:style-name="P2">Ο χρήστης επιλέγει το event που τον ενδιαφέρει.</text:p>
        </text:list-item>
        <text:list-item>
          <text:p text:style-name="P2">Το σύστημα εμφανίζει πληροφορίες για το event, όπως:</text:p>
          <text:list>
            <text:list-item>
              <text:p text:style-name="P2">Ημερομηνία και ώρα.</text:p>
            </text:list-item>
            <text:list-item>
              <text:p text:style-name="P2">Τοποθεσία/Χώρος.</text:p>
            </text:list-item>
            <text:list-item>
              <text:p text:style-name="P2">Περιγραφή του event.</text:p>
            </text:list-item>
            <text:list-item>
              <text:p text:style-name="P2">Λεπτομέρειες για την αγορά εισιτηρίων (εφόσον υπάρχουν).</text:p>
            </text:list-item>
          </text:list>
        </text:list-item>
        <text:list-item>
          <text:p text:style-name="P2">Ο χρήστης μπορεί να αποθηκεύσει το event, να το μοιραστεί ή να πλοηγηθεί σε εξωτερικό σύνδεσμο για αγορά εισιτηρίων.</text:p>
        </text:list-item>
      </text:list>
      <text:p text:style-name="Text_20_body"><text:span text:style-name="Strong_20_Emphasis">Εναλλακτική Ροή 1:</text:span><text:line-break/>3.α.1. Ο χρήστης δεν βρίσκει κάποιο event που να τον ενδιαφέρει.<text:line-break/>3.α.2. Ο χρηστης χρησιμοποιει φίλτρα (π.χ. βάση καλλιτέχνη, ημερομηνίας, περιοχής) ή τη μπάρα αναζήτησης για να εντοπίσει σχετικά events.</text:p>
      <text:p text:style-name="Text_20_body">3.α.3 Το συστημα εμφανηζει τα αποτελεσματα της αναζητησης</text:p>
      <text:p text:style-name="Text_20_body"><text:soft-page-break/><text:span text:style-name="Strong_20_Emphasis">Εναλλακτική Ροή 2.1(Της εναλλακτικης ροης 1):</text:span></text:p>
      <text:p text:style-name="Text_20_body"><text:span text:style-name="Strong_20_Emphasis">(3.α.3).α.1 </text:span><text:span text:style-name="Strong_20_Emphasis"><text:span text:style-name="T2">Το συστημα δεν βρισκει αποτελεσματα</text:span></text:span></text:p>
      <text:p text:style-name="Text_20_body"><text:span text:style-name="Strong_20_Emphasis"><text:span text:style-name="T2">(3.α..3).α.2 Το συστημα βγαζει μηνυμα “Δεν βρεθηκαν αποτελεσματα”</text:span></text:span></text:p>
      <text:p text:style-name="Text_20_body"><text:span text:style-name="Strong_20_Emphasis"/></text:p>
      <text:p text:style-name="Text_20_body"><text:span text:style-name="Strong_20_Emphasis">Εναλλακτική Ροή 2:</text:span><text:line-break/>5.α.1. Ο σύνδεσμος για αγορά εισιτηρίων δεν είναι διαθέσιμος.<text:line-break/>5.α.2. Το σύστημα εμφανίζει μήνυμα που ενημερώνει τον χρήστη ότι μπορεί να βρει περισσότερες πληροφορίες στον επίσημο ιστότοπο του καλλιτέχνη ή του διοργανωτή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3-28T21:06:37.29</meta:creation-date>
    <meta:generator>OpenOffice/4.1.14$Win32 OpenOffice.org_project/4114m1$Build-9811</meta:generator>
    <dc:date>2025-03-31T15:45:22.96</dc:date>
    <meta:editing-duration>PT1H15M17S</meta:editing-duration>
    <meta:editing-cycles>3</meta:editing-cycles>
    <meta:document-statistic meta:table-count="0" meta:image-count="0" meta:object-count="0" meta:page-count="2" meta:paragraph-count="29" meta:word-count="339" meta:character-count="2284"/>
  </office:meta>
</office:document-meta>
</file>